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image/svg+xml" manifest:full-path="Object 2/Pictures/10000404000001600000016004F2685E.svg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" manifest:full-path="Object 3/Pictures/2000000A000000FD000000FDC2F00243.svm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Voltage</text:p>
          </table:table-cell>
          <table:table-cell office:value-type="string">
            <text:p>Speed</text:p>
          </table:table-cell>
        </table:table-row>
        <table:table-row table:style-name="ro1">
          <table:table-cell office:value-type="float" office:value="6502">
            <text:p>65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65C0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.3">
            <text:p>3.3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</table:table-row>
        <table:table-row table:style-name="ro1" table:number-rows-repeated="26">
          <table:table-cell table:number-columns-repeated="3"/>
        </table:table-row>
        <table:table-row table:style-name="ro1">
          <table:table-cell>
            <draw:frame table:end-cell-address="Sheet1.H66" table:end-x="0.3626in" table:end-y="0.0594in" draw:z-index="0" draw:style-name="gr1" draw:text-style-name="P1" svg:width="5.9295in" svg:height="4.6953in" svg:x="0.6559in" svg:y="0.1102in">
              <draw:object draw:notify-on-update-of-ranges="Sheet1.C2:Sheet1.C4 Sheet1.A2:Sheet1.A2 Sheet1.B2:Sheet1.B4 Sheet1.C8:Sheet1.C11 Sheet1.A8:Sheet1.A8 Sheet1.B8:Sheet1.B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6">
          <table:table-cell table:number-columns-repeated="3"/>
        </table:table-row>
        <table:table-row table:style-name="ro1" table:number-rows-repeated="7">
          <table:table-cell table:style-name="Default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 table:number-rows-repeated="104851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>
            <text:p>Speed</text:p>
          </table:table-cell>
          <table:table-cell table:style-name="ce1" office:value-type="string">
            <text:p>5V</text:p>
          </table:table-cell>
          <table:table-cell table:style-name="ce1" office:value-type="string">
            <text:p>3.3V</text:p>
          </table:table-cell>
          <table:table-cell table:style-name="ce1" office:value-type="string">
            <text:p>2.5V</text:p>
          </table:table-cell>
          <table:table-cell table:style-name="ce1" office:value-type="string">
            <text:p>1.8V</text:p>
          </table:table-cell>
          <table:table-cell table:style-name="ce1" office:value-type="float" office:value="6502">
            <text:p>6502</text:p>
          </table:table-cell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1">
            <text:p>1</text:p>
          </table:table-cell>
          <table:table-cell table:formula="of:=1.5*[.A3]" office:value-type="float" office:value="1.5">
            <text:p>1.5</text:p>
          </table:table-cell>
          <table:table-cell table:formula="of:=[.A3]" office:value-type="float" office:value="1">
            <text:p>1</text:p>
          </table:table-cell>
          <table:table-cell table:formula="of:=0.75*[.A3]" office:value-type="float" office:value="0.75">
            <text:p>0.75</text:p>
          </table:table-cell>
          <table:table-cell table:formula="of:=0.5*[.A3]" office:value-type="float" office:value="0.5">
            <text:p>0.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formula="of:=1.5*[.A4]" office:value-type="float" office:value="3">
            <text:p>3</text:p>
          </table:table-cell>
          <table:table-cell table:formula="of:=[.A4]" office:value-type="float" office:value="2">
            <text:p>2</text:p>
          </table:table-cell>
          <table:table-cell table:formula="of:=0.75*[.A4]" office:value-type="float" office:value="1.5">
            <text:p>1.5</text:p>
          </table:table-cell>
          <table:table-cell table:formula="of:=0.5*[.A4]" office:value-type="float" office:value="1">
            <text:p>1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formula="of:=1.5*[.A5]" office:value-type="float" office:value="4.5">
            <text:p>4.5</text:p>
          </table:table-cell>
          <table:table-cell table:formula="of:=[.A5]" office:value-type="float" office:value="3">
            <text:p>3</text:p>
          </table:table-cell>
          <table:table-cell table:formula="of:=0.75*[.A5]" office:value-type="float" office:value="2.25">
            <text:p>2.25</text:p>
          </table:table-cell>
          <table:table-cell table:formula="of:=0.5*[.A5]" office:value-type="float" office:value="1.5">
            <text:p>1.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formula="of:=1.5*[.A6]" office:value-type="float" office:value="6">
            <text:p>6</text:p>
          </table:table-cell>
          <table:table-cell table:formula="of:=[.A6]" office:value-type="float" office:value="4">
            <text:p>4</text:p>
          </table:table-cell>
          <table:table-cell table:formula="of:=0.75*[.A6]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8">
            <text:p>8</text:p>
          </table:table-cell>
          <table:table-cell table:formula="of:=1.5*[.A7]" office:value-type="float" office:value="12">
            <text:p>12</text:p>
          </table:table-cell>
          <table:table-cell table:formula="of:=[.A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style-name="ce1" office:value-type="float" office:value="14">
            <text:p>14</text:p>
          </table:table-cell>
          <table:table-cell table:formula="of:=1.5*[.A8]" office:value-type="float" office:value="21">
            <text:p>21</text:p>
          </table:table-cell>
          <table:table-cell table:number-columns-repeated="4"/>
        </table:table-row>
        <table:table-row table:style-name="ro1" table:number-rows-repeated="30">
          <table:table-cell table:number-columns-repeated="6"/>
        </table:table-row>
        <table:table-row table:style-name="ro1">
          <table:table-cell>
            <draw:frame table:end-cell-address="Sheet2.H71" table:end-x="0.4665in" table:end-y="0.1276in" draw:z-index="0" draw:style-name="gr1" draw:text-style-name="P1" svg:width="5.9764in" svg:height="5.4783in" svg:x="0.713in" svg:y="0.0732in">
              <draw:object draw:notify-on-update-of-ranges="Sheet2.A3:Sheet2.A4 Sheet2.E1:Sheet2.E1 Sheet2.E3:Sheet2.E4 Sheet2.A3:Sheet2.A6 Sheet2.D1:Sheet2.D1 Sheet2.D3:Sheet2.D6 Sheet2.A3:Sheet2.A7 Sheet2.C1:Sheet2.C1 Sheet2.C3:Sheet2.C7 Sheet2.A3:Sheet2.A8 Sheet2.B1:Sheet2.B1 Sheet2.B3:Sheet2.B8 Sheet2.A3:Sheet2.A5 Sheet2.F1:Sheet2.F1 Sheet2.F3:Sheet2.F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</table:table>
      <table:table table:name="Sheet3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>
            <text:p>Supply (Vcc)</text:p>
          </table:table-cell>
          <table:table-cell table:style-name="ce1" office:value-type="string">
            <text:p>5v</text:p>
          </table:table-cell>
          <table:table-cell table:style-name="ce1" office:value-type="string">
            <text:p>3.3v</text:p>
          </table:table-cell>
          <table:table-cell table:style-name="ce1" office:value-type="string">
            <text:p>2.5v</text:p>
          </table:table-cell>
          <table:table-cell table:style-name="ce1" office:value-type="string">
            <text:p>1.8v</text:p>
          </table:table-cell>
        </table:table-row>
        <table:table-row table:style-name="ro1">
          <table:table-cell/>
          <table:table-cell table:style-name="ce1" office:value-type="string">
            <text:p>tADS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50">
            <text:p>150</text:p>
          </table:table-cell>
        </table:table-row>
        <table:table-row table:style-name="ro1">
          <table:table-cell/>
          <table:table-cell table:style-name="ce1" office:value-type="string">
            <text:p>tDSR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0">
            <text:p>6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peed</text:p>
          </table:table-cell>
          <table:table-cell table:style-name="ce1" office:value-type="string">
            <text:p>Cycle Time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table:formula="of:=1000/[.A7]" office:value-type="float" office:value="500">
            <text:p>500.0</text:p>
          </table:table-cell>
          <table:table-cell table:style-name="ce2" table:formula="of:=[.$B7]-([.C$2]+[.C$3])" office:value-type="float" office:value="460">
            <text:p>460.0</text:p>
          </table:table-cell>
          <table:table-cell table:style-name="ce2" table:formula="of:=[.$B7]-([.D$2]+[.D$3])" office:value-type="float" office:value="445">
            <text:p>445.0</text:p>
          </table:table-cell>
          <table:table-cell table:style-name="ce2" table:formula="of:=[.$B7]-([.E$2]+[.E$3])" office:value-type="float" office:value="395">
            <text:p>395.0</text:p>
          </table:table-cell>
          <table:table-cell table:style-name="ce2" table:formula="of:=[.$B7]-([.F$2]+[.F$3])" office:value-type="float" office:value="290">
            <text:p>290.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table:formula="of:=1000/[.A8]" office:value-type="float" office:value="333.333333333333">
            <text:p>333.3</text:p>
          </table:table-cell>
          <table:table-cell table:style-name="ce2" table:formula="of:=[.$B8]-([.C$2]+[.C$3])" office:value-type="float" office:value="293.333333333333">
            <text:p>293.3</text:p>
          </table:table-cell>
          <table:table-cell table:style-name="ce2" table:formula="of:=[.$B8]-([.D$2]+[.D$3])" office:value-type="float" office:value="278.333333333333">
            <text:p>278.3</text:p>
          </table:table-cell>
          <table:table-cell table:style-name="ce2" table:formula="of:=[.$B8]-([.E$2]+[.E$3])" office:value-type="float" office:value="228.333333333333">
            <text:p>228.3</text:p>
          </table:table-cell>
          <table:table-cell table:style-name="ce2" table:formula="of:=[.$B8]-([.F$2]+[.F$3])" office:value-type="float" office:value="123.333333333333">
            <text:p>123.3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table:formula="of:=1000/[.A9]" office:value-type="float" office:value="250">
            <text:p>250.0</text:p>
          </table:table-cell>
          <table:table-cell table:style-name="ce2" table:formula="of:=[.$B9]-([.C$2]+[.C$3])" office:value-type="float" office:value="210">
            <text:p>210.0</text:p>
          </table:table-cell>
          <table:table-cell table:style-name="ce2" table:formula="of:=[.$B9]-([.D$2]+[.D$3])" office:value-type="float" office:value="195">
            <text:p>195.0</text:p>
          </table:table-cell>
          <table:table-cell table:style-name="ce2" table:formula="of:=[.$B9]-([.E$2]+[.E$3])" office:value-type="float" office:value="145">
            <text:p>145.0</text:p>
          </table:table-cell>
          <table:table-cell table:style-name="ce2" table:formula="of:=[.$B9]-([.F$2]+[.F$3])" office:value-type="float" office:value="40">
            <text:p>40.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table:formula="of:=1000/[.A10]" office:value-type="float" office:value="200">
            <text:p>200.0</text:p>
          </table:table-cell>
          <table:table-cell table:style-name="ce2" table:formula="of:=[.$B10]-([.C$2]+[.C$3])" office:value-type="float" office:value="160">
            <text:p>160.0</text:p>
          </table:table-cell>
          <table:table-cell table:style-name="ce2" table:formula="of:=[.$B10]-([.D$2]+[.D$3])" office:value-type="float" office:value="145">
            <text:p>145.0</text:p>
          </table:table-cell>
          <table:table-cell table:style-name="ce2" table:formula="of:=[.$B10]-([.E$2]+[.E$3])" office:value-type="float" office:value="95">
            <text:p>95.0</text:p>
          </table:table-cell>
          <table:table-cell table:style-name="ce2" table:formula="of:=[.$B10]-([.F$2]+[.F$3])" office:value-type="float" office:value="-10">
            <text:p>-10.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table:formula="of:=1000/[.A11]" office:value-type="float" office:value="166.666666666667">
            <text:p>166.7</text:p>
          </table:table-cell>
          <table:table-cell table:style-name="ce2" table:formula="of:=[.$B11]-([.C$2]+[.C$3])" office:value-type="float" office:value="126.666666666667">
            <text:p>126.7</text:p>
          </table:table-cell>
          <table:table-cell table:style-name="ce2" table:formula="of:=[.$B11]-([.D$2]+[.D$3])" office:value-type="float" office:value="111.666666666667">
            <text:p>111.7</text:p>
          </table:table-cell>
          <table:table-cell table:style-name="ce2" table:formula="of:=[.$B11]-([.E$2]+[.E$3])" office:value-type="float" office:value="61.6666666666667">
            <text:p>61.7</text:p>
          </table:table-cell>
          <table:table-cell table:style-name="ce2" table:formula="of:=[.$B11]-([.F$2]+[.F$3])" office:value-type="float" office:value="-43.3333333333333">
            <text:p>-43.3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table:formula="of:=1000/[.A12]" office:value-type="float" office:value="142.857142857143">
            <text:p>142.9</text:p>
          </table:table-cell>
          <table:table-cell table:style-name="ce2" table:formula="of:=[.$B12]-([.C$2]+[.C$3])" office:value-type="float" office:value="102.857142857143">
            <text:p>102.9</text:p>
          </table:table-cell>
          <table:table-cell table:style-name="ce2" table:formula="of:=[.$B12]-([.D$2]+[.D$3])" office:value-type="float" office:value="87.8571428571429">
            <text:p>87.9</text:p>
          </table:table-cell>
          <table:table-cell table:style-name="ce2" table:formula="of:=[.$B12]-([.E$2]+[.E$3])" office:value-type="float" office:value="37.8571428571429">
            <text:p>37.9</text:p>
          </table:table-cell>
          <table:table-cell table:style-name="ce2" table:formula="of:=[.$B12]-([.F$2]+[.F$3])" office:value-type="float" office:value="-67.1428571428571">
            <text:p>-67.1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table:formula="of:=1000/[.A13]" office:value-type="float" office:value="125">
            <text:p>125.0</text:p>
          </table:table-cell>
          <table:table-cell table:style-name="ce2" table:formula="of:=[.$B13]-([.C$2]+[.C$3])" office:value-type="float" office:value="85">
            <text:p>85.0</text:p>
          </table:table-cell>
          <table:table-cell table:style-name="ce2" table:formula="of:=[.$B13]-([.D$2]+[.D$3])" office:value-type="float" office:value="70">
            <text:p>70.0</text:p>
          </table:table-cell>
          <table:table-cell table:style-name="ce2" table:formula="of:=[.$B13]-([.E$2]+[.E$3])" office:value-type="float" office:value="20">
            <text:p>20.0</text:p>
          </table:table-cell>
          <table:table-cell table:style-name="ce2" table:formula="of:=[.$B13]-([.F$2]+[.F$3])" office:value-type="float" office:value="-85">
            <text:p>-85.0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table:formula="of:=1000/[.A14]" office:value-type="float" office:value="111.111111111111">
            <text:p>111.1</text:p>
          </table:table-cell>
          <table:table-cell table:style-name="ce2" table:formula="of:=[.$B14]-([.C$2]+[.C$3])" office:value-type="float" office:value="71.1111111111111">
            <text:p>71.1</text:p>
          </table:table-cell>
          <table:table-cell table:style-name="ce2" table:formula="of:=[.$B14]-([.D$2]+[.D$3])" office:value-type="float" office:value="56.1111111111111">
            <text:p>56.1</text:p>
          </table:table-cell>
          <table:table-cell table:style-name="ce2" table:formula="of:=[.$B14]-([.E$2]+[.E$3])" office:value-type="float" office:value="6.11111111111111">
            <text:p>6.1</text:p>
          </table:table-cell>
          <table:table-cell table:style-name="ce2" table:formula="of:=[.$B14]-([.F$2]+[.F$3])" office:value-type="float" office:value="-98.8888888888889">
            <text:p>-98.9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table:formula="of:=1000/[.A15]" office:value-type="float" office:value="100">
            <text:p>100.0</text:p>
          </table:table-cell>
          <table:table-cell table:style-name="ce2" table:formula="of:=[.$B15]-([.C$2]+[.C$3])" office:value-type="float" office:value="60">
            <text:p>60.0</text:p>
          </table:table-cell>
          <table:table-cell table:style-name="ce2" table:formula="of:=[.$B15]-([.D$2]+[.D$3])" office:value-type="float" office:value="45">
            <text:p>45.0</text:p>
          </table:table-cell>
          <table:table-cell table:style-name="ce2" table:formula="of:=[.$B15]-([.E$2]+[.E$3])" office:value-type="float" office:value="-5">
            <text:p>-5.0</text:p>
          </table:table-cell>
          <table:table-cell table:style-name="ce2" table:formula="of:=[.$B15]-([.F$2]+[.F$3])" office:value-type="float" office:value="-110">
            <text:p>-110.0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table:formula="of:=1000/[.A16]" office:value-type="float" office:value="83.3333333333333">
            <text:p>83.3</text:p>
          </table:table-cell>
          <table:table-cell table:style-name="ce2" table:formula="of:=[.$B16]-([.C$2]+[.C$3])" office:value-type="float" office:value="43.3333333333333">
            <text:p>43.3</text:p>
          </table:table-cell>
          <table:table-cell table:style-name="ce2" table:formula="of:=[.$B16]-([.D$2]+[.D$3])" office:value-type="float" office:value="28.3333333333333">
            <text:p>28.3</text:p>
          </table:table-cell>
          <table:table-cell table:style-name="ce2" table:formula="of:=[.$B16]-([.E$2]+[.E$3])" office:value-type="float" office:value="-21.6666666666667">
            <text:p>-21.7</text:p>
          </table:table-cell>
          <table:table-cell table:style-name="ce2" table:formula="of:=[.$B16]-([.F$2]+[.F$3])" office:value-type="float" office:value="-126.666666666667">
            <text:p>-126.7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table:formula="of:=1000/[.A17]" office:value-type="float" office:value="71.4285714285714">
            <text:p>71.4</text:p>
          </table:table-cell>
          <table:table-cell table:style-name="ce2" table:formula="of:=[.$B17]-([.C$2]+[.C$3])" office:value-type="float" office:value="31.4285714285714">
            <text:p>31.4</text:p>
          </table:table-cell>
          <table:table-cell table:style-name="ce2" table:formula="of:=[.$B17]-([.D$2]+[.D$3])" office:value-type="float" office:value="16.4285714285714">
            <text:p>16.4</text:p>
          </table:table-cell>
          <table:table-cell table:style-name="ce2" table:formula="of:=[.$B17]-([.E$2]+[.E$3])" office:value-type="float" office:value="-33.5714285714286">
            <text:p>-33.6</text:p>
          </table:table-cell>
          <table:table-cell table:style-name="ce2" table:formula="of:=[.$B17]-([.F$2]+[.F$3])" office:value-type="float" office:value="-138.571428571429">
            <text:p>-138.6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table:formula="of:=1000/[.A18]" office:value-type="float" office:value="62.5">
            <text:p>62.5</text:p>
          </table:table-cell>
          <table:table-cell table:style-name="ce2" table:formula="of:=[.$B18]-([.C$2]+[.C$3])" office:value-type="float" office:value="22.5">
            <text:p>22.5</text:p>
          </table:table-cell>
          <table:table-cell table:style-name="ce2" table:formula="of:=[.$B18]-([.D$2]+[.D$3])" office:value-type="float" office:value="7.5">
            <text:p>7.5</text:p>
          </table:table-cell>
          <table:table-cell table:style-name="ce2" table:formula="of:=[.$B18]-([.E$2]+[.E$3])" office:value-type="float" office:value="-42.5">
            <text:p>-42.5</text:p>
          </table:table-cell>
          <table:table-cell table:style-name="ce2" table:formula="of:=[.$B18]-([.F$2]+[.F$3])" office:value-type="float" office:value="-147.5">
            <text:p>-147.5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table:formula="of:=1000/[.A19]" office:value-type="float" office:value="55.5555555555556">
            <text:p>55.6</text:p>
          </table:table-cell>
          <table:table-cell table:style-name="ce2" table:formula="of:=[.$B19]-([.C$2]+[.C$3])" office:value-type="float" office:value="15.5555555555556">
            <text:p>15.6</text:p>
          </table:table-cell>
          <table:table-cell table:style-name="ce2" table:formula="of:=[.$B19]-([.D$2]+[.D$3])" office:value-type="float" office:value="0.555555555555557">
            <text:p>0.6</text:p>
          </table:table-cell>
          <table:table-cell table:style-name="ce2" table:formula="of:=[.$B19]-([.E$2]+[.E$3])" office:value-type="float" office:value="-49.4444444444444">
            <text:p>-49.4</text:p>
          </table:table-cell>
          <table:table-cell table:style-name="ce2" table:formula="of:=[.$B19]-([.F$2]+[.F$3])" office:value-type="float" office:value="-154.444444444444">
            <text:p>-154.4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table:formula="of:=1000/[.A20]" office:value-type="float" office:value="50">
            <text:p>50.0</text:p>
          </table:table-cell>
          <table:table-cell table:style-name="ce2" table:formula="of:=[.$B20]-([.C$2]+[.C$3])" office:value-type="float" office:value="10">
            <text:p>10.0</text:p>
          </table:table-cell>
          <table:table-cell table:style-name="ce2" table:formula="of:=[.$B20]-([.D$2]+[.D$3])" office:value-type="float" office:value="-5">
            <text:p>-5.0</text:p>
          </table:table-cell>
          <table:table-cell table:style-name="ce2" table:formula="of:=[.$B20]-([.E$2]+[.E$3])" office:value-type="float" office:value="-55">
            <text:p>-55.0</text:p>
          </table:table-cell>
          <table:table-cell table:style-name="ce2" table:formula="of:=[.$B20]-([.F$2]+[.F$3])" office:value-type="float" office:value="-160">
            <text:p>-160.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number-columns-repeated="3"/>
        </table:table-row>
        <table:table-row table:style-name="ro1" table:number-rows-repeated="51">
          <table:table-cell table:number-columns-repeated="6"/>
        </table:table-row>
        <table:table-row table:style-name="ro1">
          <table:table-cell>
            <draw:frame table:end-cell-address="Sheet3.I111" table:end-x="0.1122in" table:end-y="0.0343in" draw:z-index="0" draw:style-name="gr1" draw:text-style-name="P1" svg:width="7.1213in" svg:height="6.0768in" svg:x="0.1031in" svg:y="0.0598in">
              <draw:object draw:notify-on-update-of-ranges="Sheet3.A7:Sheet3.A20 Sheet3.C1:Sheet3.C1 Sheet3.C7:Sheet3.C20 Sheet3.A7:Sheet3.A19 Sheet3.D1:Sheet3.D1 Sheet3.D7:Sheet3.D19 Sheet3.A7:Sheet3.A14 Sheet3.E1:Sheet3.E1 Sheet3.E7:Sheet3.E14 Sheet3.A7:Sheet3.A9 Sheet3.F1:Sheet3.F1 Sheet3.F7:Sheet3.F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11/13/2019</text:date>, <text:time>17:3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amilleri</meta:initial-creator>
    <meta:creation-date>2019-11-05T13:20:52.06</meta:creation-date>
    <dc:date>2019-11-13T17:37:10.92</dc:date>
    <dc:creator>Peter Camilleri</dc:creator>
    <meta:editing-duration>PT5H17M9S</meta:editing-duration>
    <meta:editing-cycles>18</meta:editing-cycles>
    <meta:generator>OpenOffice/4.1.5$Win32 OpenOffice.org_project/415m1$Build-9789</meta:generator>
    <meta:printed-by>Peter Camilleri</meta:printed-by>
    <meta:print-date>2019-11-05T13:37:17.06</meta:print-date>
    <meta:document-statistic meta:table-count="3" meta:cell-count="1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62cm" svg:height="11.927cm" xlink:href=".." xlink:type="simple" chart:class="chart:scatter" chart:style-name="ch1">
        <chart:title svg:x="5.903cm" svg:y="0.374cm" chart:style-name="ch2">
          <text:p>65C02 vs 6502</text:p>
        </chart:title>
        <chart:legend chart:legend-position="end" svg:x="12.702cm" svg:y="5.409cm" style:legend-expansion="high" chart:style-name="ch3"/>
        <chart:plot-area chart:style-name="ch4" table:cell-range-address="Sheet1.B2:Sheet1.C4 Sheet1.A2:Sheet1.A2 Sheet1.A8:Sheet1.A8 Sheet1.B8:Sheet1.B11" chart:data-source-has-labels="row" svg:x="1.302cm" svg:y="1.893cm" svg:width="10.798cm" svg:height="8.825cm">
          <chartooo:coordinate-region svg:x="1.744cm" svg:y="2.096cm" svg:width="10.164cm" svg:height="7.969cm"/>
          <chart:axis chart:dimension="x" chart:name="primary-x" chart:style-name="ch5">
            <chart:title svg:x="5.744cm" svg:y="10.956cm" chart:style-name="ch6">
              <text:p>Speed (MHz)</text:p>
            </chart:title>
          </chart:axis>
          <chart:axis chart:dimension="y" chart:name="primary-y" chart:style-name="ch5">
            <chart:title svg:x="0.451cm" svg:y="6.87cm" chart:style-name="ch7">
              <text:p>Voltage</text:p>
            </chart:title>
            <chart:grid chart:style-name="ch8" chart:class="major"/>
          </chart:axis>
          <chart:series chart:style-name="ch9" chart:values-cell-range-address="Sheet1.B2:Sheet1.B4" chart:label-cell-address="Sheet1.A2:Sheet1.A2" chart:class="chart:scatter">
            <chart:domain table:cell-range-address="Sheet1.C2:Sheet1.C4"/>
            <chart:data-point chart:repeated="3"/>
          </chart:series>
          <chart:series chart:style-name="ch10" chart:values-cell-range-address="Sheet1.B8:Sheet1.B11" chart:label-cell-address="Sheet1.A8:Sheet1.A8" chart:class="chart:scatter">
            <chart:domain table:cell-range-address="Sheet1.C8:Sheet1.C11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502</text:p>
                <draw:g>
                  <svg:desc>Sheet1.A2:Sheet1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65C02</text:p>
                <draw:g>
                  <svg:desc>Sheet1.A8:Sheet1.A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4</svg:desc>
                </draw:g>
              </table:table-cell>
              <table:table-cell office:value-type="float" office:value="5">
                <text:p>5</text:p>
                <draw:g>
                  <svg:desc>Sheet1.B2:Sheet1.B4</svg:desc>
                </draw:g>
              </table:table-cell>
              <table:table-cell office:value-type="float" office:value="2">
                <text:p>2</text:p>
                <draw:g>
                  <svg:desc>Sheet1.C8:Sheet1.C11</svg:desc>
                </draw:g>
              </table:table-cell>
              <table:table-cell office:value-type="float" office:value="1.8">
                <text:p>1.8</text:p>
                <draw:g>
                  <svg:desc>Sheet1.B8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51cm" svg:stroke-color="#00ff93" draw:fill-color="#00ff9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51cm" svg:stroke-color="#ff00ff" draw:fill-color="#ff00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/>
      <style:graphic-properties svg:stroke-width="0.051cm" svg:stroke-color="#ff9300" draw:fill-color="#ff9300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352cm" chart:symbol-height="0.352cm">
        <chart:symbol-image xlink:href="Pictures/10000404000001600000016004F2685E.svg" xlink:type="simple" xlink:actuate="onLoad"/>
      </style:chart-properties>
      <style:graphic-properties svg:stroke-width="0.08cm" svg:stroke-color="#690000" draw:fill-color="#69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181cm" svg:height="13.916cm" xlink:href=".." xlink:type="simple" chart:class="chart:scatter" chart:style-name="ch1">
        <chart:title svg:x="4.829cm" svg:y="0.414cm" chart:style-name="ch2">
          <text:p>Speed vs Current (by Vcc)</text:p>
        </chart:title>
        <chart:legend chart:legend-position="end" svg:x="13.075cm" svg:y="5.648cm" style:legend-expansion="high" chart:style-name="ch3"/>
        <chart:plot-area chart:style-name="ch4" table:cell-range-address="Sheet2.A3:Sheet2.A4 Sheet2.B1:Sheet2.F1 Sheet2.E3:Sheet2.E4 Sheet2.D3:Sheet2.D6 Sheet2.C3:Sheet2.C7 Sheet2.B3:Sheet2.B8 Sheet2.F3:Sheet2.F5" chart:data-source-has-labels="row" svg:x="1.304cm" svg:y="2.053cm" svg:width="11.165cm" svg:height="10.614cm">
          <chartooo:coordinate-region svg:x="2.317cm" svg:y="2.256cm" svg:width="9.96cm" svg:height="9.758cm"/>
          <chart:axis chart:dimension="x" chart:name="primary-x" chart:style-name="ch5">
            <chart:title svg:x="5.929cm" svg:y="12.945cm" chart:style-name="ch6">
              <text:p>Speed (MHz)</text:p>
            </chart:title>
            <chart:grid chart:style-name="ch7" chart:class="major"/>
          </chart:axis>
          <chart:axis chart:dimension="y" chart:name="primary-y" chart:style-name="ch8">
            <chart:title svg:x="0.451cm" svg:y="8.317cm" chart:style-name="ch9">
              <text:p>Current (mA)</text:p>
            </chart:title>
            <chart:grid chart:style-name="ch7" chart:class="major"/>
          </chart:axis>
          <chart:series chart:style-name="ch10" chart:values-cell-range-address="Sheet2.E3:Sheet2.E4" chart:label-cell-address="Sheet2.E1:Sheet2.E1" chart:class="chart:scatter">
            <chart:domain table:cell-range-address="Sheet2.A3:Sheet2.A4"/>
            <chart:data-point chart:repeated="2"/>
          </chart:series>
          <chart:series chart:style-name="ch11" chart:values-cell-range-address="Sheet2.D3:Sheet2.D6" chart:label-cell-address="Sheet2.D1:Sheet2.D1" chart:class="chart:scatter">
            <chart:domain table:cell-range-address="Sheet2.A3:Sheet2.A6"/>
            <chart:data-point chart:repeated="4"/>
          </chart:series>
          <chart:series chart:style-name="ch12" chart:values-cell-range-address="Sheet2.C3:Sheet2.C7" chart:label-cell-address="Sheet2.C1:Sheet2.C1" chart:class="chart:scatter">
            <chart:domain table:cell-range-address="Sheet2.A3:Sheet2.A7"/>
            <chart:data-point chart:repeated="5"/>
          </chart:series>
          <chart:series chart:style-name="ch13" chart:values-cell-range-address="Sheet2.B3:Sheet2.B8" chart:label-cell-address="Sheet2.B1:Sheet2.B1" chart:class="chart:scatter">
            <chart:domain table:cell-range-address="Sheet2.A3:Sheet2.A8"/>
            <chart:data-point chart:repeated="6"/>
          </chart:series>
          <chart:series chart:style-name="ch14" chart:values-cell-range-address="Sheet2.F3:Sheet2.F5" chart:label-cell-address="Sheet2.F1:Sheet2.F1" chart:class="chart:scatter">
            <chart:domain table:cell-range-address="Sheet2.A3:Sheet2.A5"/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8V</text:p>
                <draw:g>
                  <svg:desc>Sheet2.E1:Sheet2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.5V</text:p>
                <draw:g>
                  <svg:desc>Sheet2.D1:Sheet2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.3V</text:p>
                <draw:g>
                  <svg:desc>Sheet2.C1:Sheet2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V</text:p>
                <draw:g>
                  <svg:desc>Sheet2.B1:Sheet2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502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3:Sheet2.A4</svg:desc>
                </draw:g>
              </table:table-cell>
              <table:table-cell office:value-type="float" office:value="0.5">
                <text:p>0.5</text:p>
                <draw:g>
                  <svg:desc>Sheet2.E3:Sheet2.E4</svg:desc>
                </draw:g>
              </table:table-cell>
              <table:table-cell office:value-type="float" office:value="1">
                <text:p>1</text:p>
                <draw:g>
                  <svg:desc>Sheet2.A3:Sheet2.A6</svg:desc>
                </draw:g>
              </table:table-cell>
              <table:table-cell office:value-type="float" office:value="0.75">
                <text:p>0.75</text:p>
                <draw:g>
                  <svg:desc>Sheet2.D3:Sheet2.D6</svg:desc>
                </draw:g>
              </table:table-cell>
              <table:table-cell office:value-type="float" office:value="1">
                <text:p>1</text:p>
                <draw:g>
                  <svg:desc>Sheet2.A3:Sheet2.A7</svg:desc>
                </draw:g>
              </table:table-cell>
              <table:table-cell office:value-type="float" office:value="1">
                <text:p>1</text:p>
                <draw:g>
                  <svg:desc>Sheet2.C3:Sheet2.C7</svg:desc>
                </draw:g>
              </table:table-cell>
              <table:table-cell office:value-type="float" office:value="1">
                <text:p>1</text:p>
                <draw:g>
                  <svg:desc>Sheet2.A3:Sheet2.A8</svg:desc>
                </draw:g>
              </table:table-cell>
              <table:table-cell office:value-type="float" office:value="1.5">
                <text:p>1.5</text:p>
                <draw:g>
                  <svg:desc>Sheet2.B3:Sheet2.B8</svg:desc>
                </draw:g>
              </table:table-cell>
              <table:table-cell office:value-type="float" office:value="1">
                <text:p>1</text:p>
                <draw:g>
                  <svg:desc>Sheet2.A3:Sheet2.A5</svg:desc>
                </draw:g>
              </table:table-cell>
              <table:table-cell office:value-type="float" office:value="160">
                <text:p>160</text:p>
                <draw:g>
                  <svg:desc>Sheet2.F3:Sheet2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25">
                <text:p>2.2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" chart:maximum="2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display-label="true" chart:logarithmic="false" chart:minimum="0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7">
      <style:chart-properties chart:symbol-type="none"/>
      <style:graphic-properties svg:stroke-width="0.08cm" svg:stroke-color="#d20000" draw:fill-color="#d20000"/>
      <style:text-properties fo:font-size="10pt" style:font-size-asian="10pt" style:font-size-complex="10pt"/>
    </style:style>
    <style:style style:name="ch9" style:family="chart" style:data-style-name="N117">
      <style:chart-properties chart:symbol-type="none"/>
      <style:graphic-properties svg:stroke-width="0.08cm" svg:stroke-color="#00a800" draw:fill-color="#00a800"/>
      <style:text-properties fo:font-size="10pt" style:font-size-asian="10pt" style:font-size-complex="10pt"/>
    </style:style>
    <style:style style:name="ch10" style:family="chart" style:data-style-name="N117">
      <style:chart-properties chart:symbol-type="none"/>
      <style:graphic-properties svg:stroke-width="0.08cm" svg:stroke-color="#5f5fff" draw:fill-color="#5f5fff"/>
      <style:text-properties fo:font-size="10pt" style:font-size-asian="10pt" style:font-size-complex="10pt"/>
    </style:style>
    <style:style style:name="ch11" style:family="chart" style:data-style-name="N117">
      <style:chart-properties chart:symbol-type="none">
        <chart:symbol-image xlink:href="Pictures/2000000A000000FD000000FDC2F00243.svm" xlink:type="simple" xlink:actuate="onLoad"/>
      </style:chart-properties>
      <style:graphic-properties svg:stroke-width="0.08cm" svg:stroke-color="#00d2d2" draw:fill-color="#00d2d2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89cm" svg:height="15.436cm" xlink:href=".." xlink:type="simple" chart:class="chart:scatter" chart:style-name="ch1">
        <chart:title svg:x="4.897cm" svg:y="0.444cm" chart:style-name="ch2">
          <text:p>W65C02S Access Time vs Rate by Vcc</text:p>
        </chart:title>
        <chart:legend chart:legend-position="end" svg:x="16.11cm" svg:y="6.66cm" style:legend-expansion="high" chart:style-name="ch3"/>
        <chart:plot-area chart:style-name="ch4" table:cell-range-address="Sheet3.A7:Sheet3.A20 Sheet3.C1:Sheet3.F1 Sheet3.C7:Sheet3.C20 Sheet3.D7:Sheet3.D19 Sheet3.E7:Sheet3.E14 Sheet3.F7:Sheet3.F9" chart:data-source-has-labels="row" svg:x="0.811cm" svg:y="2.173cm" svg:width="14.577cm" svg:height="12.535cm">
          <chartooo:coordinate-region svg:x="1.93cm" svg:y="2.375cm" svg:width="13.266cm" svg:height="11.6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3.C7:Sheet3.C20" chart:label-cell-address="Sheet3.C1:Sheet3.C1" chart:class="chart:scatter">
            <chart:domain table:cell-range-address="Sheet3.A7:Sheet3.A20"/>
            <chart:data-point chart:repeated="14"/>
          </chart:series>
          <chart:series chart:style-name="ch9" chart:values-cell-range-address="Sheet3.D7:Sheet3.D19" chart:label-cell-address="Sheet3.D1:Sheet3.D1" chart:class="chart:scatter">
            <chart:domain table:cell-range-address="Sheet3.A7:Sheet3.A19"/>
            <chart:data-point chart:repeated="13"/>
          </chart:series>
          <chart:series chart:style-name="ch10" chart:values-cell-range-address="Sheet3.E7:Sheet3.E14" chart:label-cell-address="Sheet3.E1:Sheet3.E1" chart:class="chart:scatter">
            <chart:domain table:cell-range-address="Sheet3.A7:Sheet3.A14"/>
            <chart:data-point chart:repeated="8"/>
          </chart:series>
          <chart:series chart:style-name="ch11" chart:values-cell-range-address="Sheet3.F7:Sheet3.F9" chart:label-cell-address="Sheet3.F1:Sheet3.F1" chart:class="chart:scatter">
            <chart:domain table:cell-range-address="Sheet3.A7:Sheet3.A9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v</text:p>
                <draw:g>
                  <svg:desc>Sheet3.C1:Sheet3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.3v</text:p>
                <draw:g>
                  <svg:desc>Sheet3.D1:Sheet3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.5v</text:p>
                <draw:g>
                  <svg:desc>Sheet3.E1:Sheet3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.8v</text:p>
                <draw:g>
                  <svg:desc>Sheet3.F1:Sheet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3.A7:Sheet3.A20</svg:desc>
                </draw:g>
              </table:table-cell>
              <table:table-cell office:value-type="float" office:value="460">
                <text:p>460</text:p>
                <draw:g>
                  <svg:desc>Sheet3.C7:Sheet3.C20</svg:desc>
                </draw:g>
              </table:table-cell>
              <table:table-cell office:value-type="float" office:value="2">
                <text:p>2</text:p>
                <draw:g>
                  <svg:desc>Sheet3.A7:Sheet3.A19</svg:desc>
                </draw:g>
              </table:table-cell>
              <table:table-cell office:value-type="float" office:value="445">
                <text:p>445</text:p>
                <draw:g>
                  <svg:desc>Sheet3.D7:Sheet3.D19</svg:desc>
                </draw:g>
              </table:table-cell>
              <table:table-cell office:value-type="float" office:value="2">
                <text:p>2</text:p>
                <draw:g>
                  <svg:desc>Sheet3.A7:Sheet3.A14</svg:desc>
                </draw:g>
              </table:table-cell>
              <table:table-cell office:value-type="float" office:value="395">
                <text:p>395</text:p>
                <draw:g>
                  <svg:desc>Sheet3.E7:Sheet3.E14</svg:desc>
                </draw:g>
              </table:table-cell>
              <table:table-cell office:value-type="float" office:value="2">
                <text:p>2</text:p>
                <draw:g>
                  <svg:desc>Sheet3.A7:Sheet3.A9</svg:desc>
                </draw:g>
              </table:table-cell>
              <table:table-cell office:value-type="float" office:value="290">
                <text:p>290</text:p>
                <draw:g>
                  <svg:desc>Sheet3.F7:Sheet3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">
                <text:p>3</text:p>
              </table:table-cell>
              <table:table-cell office:value-type="float" office:value="278.333333333333">
                <text:p>278.333333333333</text:p>
              </table:table-cell>
              <table:table-cell office:value-type="float" office:value="3">
                <text:p>3</text:p>
              </table:table-cell>
              <table:table-cell office:value-type="float" office:value="228.333333333333">
                <text:p>228.333333333333</text:p>
              </table:table-cell>
              <table:table-cell office:value-type="float" office:value="3">
                <text:p>3</text:p>
              </table:table-cell>
              <table:table-cell office:value-type="float" office:value="123.333333333333">
                <text:p>123.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10">
                <text:p>210</text:p>
              </table:table-cell>
              <table:table-cell office:value-type="float" office:value="4">
                <text:p>4</text:p>
              </table:table-cell>
              <table:table-cell office:value-type="float" office:value="195">
                <text:p>195</text:p>
              </table:table-cell>
              <table:table-cell office:value-type="float" office:value="4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145">
                <text:p>145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26.666666666667">
                <text:p>126.666666666667</text:p>
              </table:table-cell>
              <table:table-cell office:value-type="float" office:value="6">
                <text:p>6</text:p>
              </table:table-cell>
              <table:table-cell office:value-type="float" office:value="111.666666666667">
                <text:p>111.666666666667</text:p>
              </table:table-cell>
              <table:table-cell office:value-type="float" office:value="6">
                <text:p>6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2.857142857143">
                <text:p>102.857142857143</text:p>
              </table:table-cell>
              <table:table-cell office:value-type="float" office:value="7">
                <text:p>7</text:p>
              </table:table-cell>
              <table:table-cell office:value-type="float" office:value="87.8571428571429">
                <text:p>87.8571428571429</text:p>
              </table:table-cell>
              <table:table-cell office:value-type="float" office:value="7">
                <text:p>7</text:p>
              </table:table-cell>
              <table:table-cell office:value-type="float" office:value="37.8571428571429">
                <text:p>37.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1.1111111111111">
                <text:p>71.1111111111111</text:p>
              </table:table-cell>
              <table:table-cell office:value-type="float" office:value="9">
                <text:p>9</text:p>
              </table:table-cell>
              <table:table-cell office:value-type="float" office:value="56.1111111111111">
                <text:p>56.1111111111111</text:p>
              </table:table-cell>
              <table:table-cell office:value-type="float" office:value="9">
                <text:p>9</text:p>
              </table:table-cell>
              <table:table-cell office:value-type="float" office:value="6.11111111111111">
                <text:p>6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2">
                <text:p>12</text:p>
              </table:table-cell>
              <table:table-cell office:value-type="float" office:value="28.3333333333333">
                <text:p>28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31.4285714285714">
                <text:p>31.4285714285714</text:p>
              </table:table-cell>
              <table:table-cell office:value-type="float" office:value="14">
                <text:p>14</text:p>
              </table:table-cell>
              <table:table-cell office:value-type="float" office:value="16.4285714285714">
                <text:p>16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2.5">
                <text:p>22.5</text:p>
              </table:table-cell>
              <table:table-cell office:value-type="float" office:value="16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5.5555555555556">
                <text:p>15.5555555555556</text:p>
              </table:table-cell>
              <table:table-cell office:value-type="float" office:value="18">
                <text:p>18</text:p>
              </table:table-cell>
              <table:table-cell office:value-type="float" office:value="0.555555555555557">
                <text:p>0.555555555555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